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draw:marker-start-width="0.276cm" draw:marker-end-width="0.276cm" draw:fill="gradient" draw:fill-color="#ffe1c9" draw:fill-gradient-name="Gradient_20_7" draw:fill-hatch-name="Black_20_0_20_Degrees" draw:fill-image-name="Empty" draw:opacity="100%" draw:opacity-name="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opacity="100%"/>
    </style:style>
    <style:style style:name="gr3" style:family="graphic" style:parent-style-name="standard">
      <style:graphic-properties draw:stroke="solid" svg:stroke-width="0.051cm" draw:marker-start-width="0.276cm" draw:marker-end-width="0.276cm" draw:fill="gradient" draw:fill-color="#ffcc99" draw:fill-gradient-name="Gradient_20_7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marker-start-width="0.276cm" draw:marker-end="Arrow" draw:marker-end-width="0.376cm" draw:textarea-horizontal-align="center" draw:textarea-vertical-align="middle" draw:shadow="hidden"/>
    </style:style>
    <style:style style:name="gr5" style:family="graphic" style:parent-style-name="standard">
      <style:graphic-properties draw:marker-start-width="0.276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1.27cm" draw:shadow="visible"/>
    </style:style>
    <style:style style:name="gr7" style:family="graphic" style:parent-style-name="standard">
      <style:graphic-properties draw:stroke="none" svg:stroke-color="#000000" draw:fill="none" draw:fill-color="#ffffff" fo:min-height="0.385cm" draw:shadow="visible"/>
    </style:style>
    <style:style style:name="gr8" style:family="graphic" style:parent-style-name="standard">
      <style:graphic-properties draw:marker-start="" draw:marker-start-width="0.276cm" draw:marker-end="" draw:marker-end-width="0.376cm" draw:textarea-horizontal-align="center" draw:textarea-vertical-align="middle" draw:shadow="hidden"/>
    </style:style>
    <style:style style:name="gr9" style:family="graphic" style:parent-style-name="standard">
      <style:graphic-properties svg:stroke-width="0.051cm" draw:marker-start="Arrow" draw:marker-start-width="0.356cm" draw:marker-end="Arrow" draw:marker-end-width="0.457cm" draw:textarea-horizontal-align="center" draw:textarea-vertical-align="middle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marker-start="Arrow" draw:marker-end="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5" style:family="graphic" style:parent-style-name="standard">
      <style:graphic-properties draw:marker-start="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2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7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7.145cm" svg:height="17.145cm" svg:x="5.445cm" svg:y="1.63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175cm" svg:x="7.34cm" svg:y="4.769cm">
          <text:p text:style-name="P2">TX</text:p>
          <text:p text:style-name="P2">En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2cm" svg:y="4.769cm">
          <text:p text:style-name="P2">T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7.34cm" svg:y="12.43cm">
          <text:p text:style-name="P2">R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cm" svg:y="4.769cm">
          <text:p text:style-name="P2">T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3cm" svg:y="12.389cm">
          <text:p text:style-name="P2">R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1cm" svg:y="12.389cm">
          <text:p text:style-name="P2">RX</text:p>
          <text:p text:style-name="P2">Enq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cm" svg:y="9.214cm">
          <text:p text:style-name="P2">Fault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7.35cm" svg:y="9.255cm">
          <text:p text:style-name="P2">Wishbo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5cm" svg:y1="6.08cm" svg:x2="7.35cm" svg:y2="6.08cm">
          <text:p text:style-name="P3"/>
        </draw:line>
        <draw:line draw:style-name="gr4" draw:text-style-name="P1" draw:layer="layout" svg:x1="10.525cm" svg:y1="6.08cm" svg:x2="12.43cm" svg:y2="6.08cm">
          <text:p text:style-name="P3"/>
        </draw:line>
        <draw:line draw:style-name="gr5" draw:text-style-name="P1" draw:layer="layout" svg:x1="15.605cm" svg:y1="6.08cm" svg:x2="17.51cm" svg:y2="6.08cm">
          <text:p text:style-name="P3"/>
        </draw:line>
        <draw:frame draw:style-name="gr6" draw:text-style-name="P4" draw:layer="layout" svg:width="3.81cm" svg:height="1.52cm" svg:x="5.445cm" svg:y="1.635cm">
          <draw:text-box>
            <text:p text:style-name="P3"><text:span text:style-name="T1">10GE MAC</text:span></text:p>
          </draw:text-box>
        </draw:frame>
        <draw:frame draw:style-name="gr7" draw:text-style-name="P5" draw:layer="layout" svg:width="3.175cm" svg:height="0.78cm" svg:x="2.27cm" svg:y="5.445cm">
          <draw:text-box>
            <text:p text:style-name="P3"><text:span text:style-name="T2">pkt_tx_data</text:span></text:p>
          </draw:text-box>
        </draw:frame>
        <draw:line draw:style-name="gr4" draw:text-style-name="P1" draw:layer="layout" svg:x1="20.685cm" svg:y1="6.08cm" svg:x2="23.86cm" svg:y2="6.08cm">
          <text:p text:style-name="P3"/>
        </draw:line>
        <draw:frame draw:style-name="gr7" draw:text-style-name="P5" draw:layer="layout" svg:width="3.175cm" svg:height="0.78cm" svg:x="22.59cm" svg:y="5.3cm">
          <draw:text-box>
            <text:p text:style-name="P3"><text:span text:style-name="T2">xgmii_txd</text:span></text:p>
          </draw:text-box>
        </draw:frame>
        <draw:line draw:style-name="gr4" draw:text-style-name="P1" draw:layer="layout" svg:x1="23.86cm" svg:y1="13.7cm" svg:x2="20.685cm" svg:y2="13.7cm">
          <text:p text:style-name="P3"/>
        </draw:line>
        <draw:line draw:style-name="gr4" draw:text-style-name="P1" draw:layer="layout" svg:x1="17.51cm" svg:y1="13.7cm" svg:x2="15.605cm" svg:y2="13.7cm">
          <text:p text:style-name="P3"/>
        </draw:line>
        <draw:line draw:style-name="gr4" draw:text-style-name="P1" draw:layer="layout" svg:x1="12.43cm" svg:y1="13.7cm" svg:x2="10.525cm" svg:y2="13.7cm">
          <text:p text:style-name="P3"/>
        </draw:line>
        <draw:line draw:style-name="gr4" draw:text-style-name="P1" draw:layer="layout" svg:x1="7.35cm" svg:y1="13.7cm" svg:x2="4.175cm" svg:y2="13.7cm">
          <text:p text:style-name="P3"/>
        </draw:line>
        <draw:line draw:style-name="gr4" draw:text-style-name="P1" draw:layer="layout" svg:x1="18.78cm" svg:y1="9.255cm" svg:x2="18.78cm" svg:y2="7.985cm">
          <text:p text:style-name="P3"/>
        </draw:line>
        <draw:line draw:style-name="gr4" draw:text-style-name="P1" draw:layer="layout" svg:x1="18.78cm" svg:y1="12.43cm" svg:x2="18.78cm" svg:y2="11.16cm">
          <text:p text:style-name="P3"/>
        </draw:line>
        <draw:custom-shape draw:style-name="gr3" draw:text-style-name="P2" draw:layer="layout" svg:width="3.175cm" svg:height="1.905cm" svg:x="17.51cm" svg:y="2.27cm">
          <text:p text:style-name="P2">TX</text:p>
          <text:p text:style-name="P2">Hold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1cm" svg:y="16.24cm">
          <text:p text:style-name="P2">RX</text:p>
          <text:p text:style-name="P2">Hold FIFO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8cm" svg:y1="4.175cm" svg:x2="18.78cm" svg:y2="4.81cm">
          <text:p text:style-name="P3"/>
        </draw:line>
        <draw:line draw:style-name="gr8" draw:text-style-name="P1" draw:layer="layout" svg:x1="18.78cm" svg:y1="15.605cm" svg:x2="18.78cm" svg:y2="16.24cm">
          <text:p text:style-name="P3"/>
        </draw:line>
        <draw:frame draw:style-name="gr7" draw:text-style-name="P5" draw:layer="layout" svg:width="3.175cm" svg:height="0.78cm" svg:x="22.59cm" svg:y="5.3cm">
          <draw:text-box>
            <text:p text:style-name="P3"><text:span text:style-name="T2">xgmii_txd</text:span></text:p>
          </draw:text-box>
        </draw:frame>
        <draw:frame draw:style-name="gr7" draw:text-style-name="P5" draw:layer="layout" svg:width="3.175cm" svg:height="0.78cm" svg:x="22.59cm" svg:y="12.92cm">
          <draw:text-box>
            <text:p text:style-name="P3"><text:span text:style-name="T2">xgmii_rxd</text:span></text:p>
          </draw:text-box>
        </draw:frame>
        <draw:frame draw:style-name="gr7" draw:text-style-name="P5" draw:layer="layout" svg:width="3.175cm" svg:height="0.78cm" svg:x="2.27cm" svg:y="12.92cm">
          <draw:text-box>
            <text:p text:style-name="P3"><text:span text:style-name="T2">pkt_rx_data</text:span></text:p>
          </draw:text-box>
        </draw:frame>
        <draw:line draw:style-name="gr9" draw:text-style-name="P1" draw:layer="layout" svg:x1="4.175cm" svg:y1="10.525cm" svg:x2="7.35cm" svg:y2="10.525cm">
          <text:p text:style-name="P3"/>
        </draw:line>
        <draw:frame draw:style-name="gr7" draw:text-style-name="P5" draw:layer="layout" svg:width="3.175cm" svg:height="0.78cm" svg:x="2.27cm" svg:y="9.745cm">
          <draw:text-box>
            <text:p text:style-name="P3"><text:span text:style-name="T2">wb_dat_*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5.08cm" svg:height="1.27cm" svg:x="4.81cm" svg:y="3.54cm">
          <text:p text:style-name="P2">Sta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.27cm" svg:x="9.89cm" svg:y="3.54cm">
          <text:p text:style-name="P2">Data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81cm" svg:y1="3.54cm" svg:x2="4.81cm" svg:y2="2.905cm">
          <text:p text:style-name="P3"/>
        </draw:line>
        <draw:line draw:style-name="gr10" draw:text-style-name="P1" draw:layer="layout" svg:x1="9.89cm" svg:y1="3.54cm" svg:x2="9.89cm" svg:y2="2.904cm">
          <text:p text:style-name="P3"/>
        </draw:line>
        <draw:line draw:style-name="gr10" draw:text-style-name="P1" draw:layer="layout" svg:x1="20.685cm" svg:y1="3.54cm" svg:x2="20.685cm" svg:y2="2.905cm">
          <text:p text:style-name="P3"/>
        </draw:line>
        <draw:frame draw:style-name="gr11" draw:text-style-name="P6" draw:layer="layout" svg:width="1.905cm" svg:height="0.78cm" svg:x="4.81cm" svg:y="2.905cm">
          <draw:text-box>
            <text:p text:style-name="P6">7</text:p>
          </draw:text-box>
        </draw:frame>
        <draw:frame draw:style-name="gr11" draw:text-style-name="P6" draw:layer="layout" svg:width="1.905cm" svg:height="0.78cm" svg:x="9.89cm" svg:y="2.905cm">
          <draw:text-box>
            <text:p text:style-name="P6">63</text:p>
          </draw:text-box>
        </draw:frame>
        <draw:frame draw:style-name="gr11" draw:text-style-name="P6" draw:layer="layout" svg:width="1.905cm" svg:height="0.78cm" svg:x="7.985cm" svg:y="2.905cm">
          <draw:text-box>
            <text:p text:style-name="P7">0</text:p>
          </draw:text-box>
        </draw:frame>
        <draw:frame draw:style-name="gr11" draw:text-style-name="P6" draw:layer="layout" svg:width="1.905cm" svg:height="0.78cm" svg:x="18.78cm" svg:y="2.905cm">
          <draw:text-box>
            <text:p text:style-name="P7">0</text:p>
          </draw:text-box>
        </draw:frame>
        <draw:frame draw:style-name="gr11" draw:text-style-name="P6" draw:layer="layout" svg:width="13.97cm" svg:height="2.896cm" svg:x="9.255cm" svg:y="7.629cm">
          <draw:text-box>
            <text:p text:style-name="P6">[2:0] : Packet Modulus. Valid when EOP is set, indicates the number of valid bytes during the last word.</text:p>
            <text:p text:style-name="P6">[5:3] : Unused</text:p>
            <text:p text:style-name="P6">[6] : EOP indication. Set during the last word of a packet.</text:p>
            <text:p text:style-name="P6">[7] : SOP indication. Set during the first work of a packet.</text:p>
          </draw:text-box>
        </draw:frame>
        <draw:line draw:style-name="gr10" draw:text-style-name="P1" draw:layer="layout" svg:x1="9.255cm" svg:y1="7.774cm" svg:x2="9.255cm" svg:y2="10.314cm">
          <text:p text:style-name="P3"/>
        </draw:line>
        <draw:line draw:style-name="gr10" draw:text-style-name="P1" draw:layer="layout" svg:x1="7.35cm" svg:y1="4.599cm" svg:x2="7.35cm" svg:y2="9.044cm">
          <text:p text:style-name="P3"/>
        </draw:line>
        <draw:line draw:style-name="gr10" draw:text-style-name="P1" draw:layer="layout" svg:x1="9.255cm" svg:y1="9.044cm" svg:x2="7.35cm" svg:y2="9.044cm">
          <text:p text:style-name="P3"/>
        </draw:line>
        <draw:line draw:style-name="gr10" draw:text-style-name="P1" draw:layer="layout" svg:x1="4.81cm" svg:y1="2.76cm" svg:x2="4.81cm" svg:y2="2.125cm">
          <text:p text:style-name="P3"/>
        </draw:line>
        <draw:line draw:style-name="gr10" draw:text-style-name="P1" draw:layer="layout" svg:x1="20.685cm" svg:y1="2.759cm" svg:x2="4.81cm" svg:y2="2.759cm">
          <text:p text:style-name="P3"/>
        </draw:line>
        <draw:line draw:style-name="gr10" draw:text-style-name="P1" draw:layer="layout" svg:x1="20.685cm" svg:y1="2.76cm" svg:x2="20.685cm" svg:y2="2.125cm">
          <text:p text:style-name="P3"/>
        </draw:line>
        <draw:frame draw:style-name="gr11" draw:text-style-name="P6" draw:layer="layout" svg:width="1.905cm" svg:height="0.78cm" svg:x="4.81cm" svg:y="2.125cm">
          <draw:text-box>
            <text:p text:style-name="P6">71</text:p>
          </draw:text-box>
        </draw:frame>
        <draw:frame draw:style-name="gr11" draw:text-style-name="P6" draw:layer="layout" svg:width="1.905cm" svg:height="0.78cm" svg:x="18.78cm" svg:y="2.125cm">
          <draw:text-box>
            <text:p text:style-name="P7">0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2" draw:text-style-name="P8" draw:layer="layout" svg:width="5.08cm" svg:height="1.27cm" svg:x="4.81cm" svg:y="3.54cm">
          <text:p text:style-name="P8">Status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0.795cm" svg:height="1.27cm" svg:x="9.89cm" svg:y="3.54cm">
          <text:p text:style-name="P8">Data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81cm" svg:y1="3.54cm" svg:x2="4.81cm" svg:y2="2.905cm">
          <text:p text:style-name="P3"/>
        </draw:line>
        <draw:line draw:style-name="gr10" draw:text-style-name="P1" draw:layer="layout" svg:x1="9.89cm" svg:y1="3.54cm" svg:x2="9.89cm" svg:y2="2.904cm">
          <text:p text:style-name="P3"/>
        </draw:line>
        <draw:line draw:style-name="gr10" draw:text-style-name="P1" draw:layer="layout" svg:x1="20.685cm" svg:y1="3.54cm" svg:x2="20.685cm" svg:y2="2.905cm">
          <text:p text:style-name="P3"/>
        </draw:line>
        <draw:frame draw:style-name="gr11" draw:text-style-name="P6" draw:layer="layout" svg:width="1.905cm" svg:height="0.78cm" svg:x="4.81cm" svg:y="2.905cm">
          <draw:text-box>
            <text:p text:style-name="P6">7</text:p>
          </draw:text-box>
        </draw:frame>
        <draw:frame draw:style-name="gr11" draw:text-style-name="P6" draw:layer="layout" svg:width="1.905cm" svg:height="0.78cm" svg:x="9.89cm" svg:y="2.905cm">
          <draw:text-box>
            <text:p text:style-name="P6">63</text:p>
          </draw:text-box>
        </draw:frame>
        <draw:frame draw:style-name="gr11" draw:text-style-name="P7" draw:layer="layout" svg:width="1.905cm" svg:height="0.78cm" svg:x="7.985cm" svg:y="2.905cm">
          <draw:text-box>
            <text:p text:style-name="P7">0</text:p>
          </draw:text-box>
        </draw:frame>
        <draw:frame draw:style-name="gr11" draw:text-style-name="P7" draw:layer="layout" svg:width="1.905cm" svg:height="0.78cm" svg:x="18.78cm" svg:y="2.905cm">
          <draw:text-box>
            <text:p text:style-name="P7">0</text:p>
          </draw:text-box>
        </draw:frame>
        <draw:frame draw:style-name="gr11" draw:text-style-name="P6" draw:layer="layout" svg:width="13.97cm" svg:height="3.954cm" svg:x="9.255cm" svg:y="7.629cm">
          <draw:text-box>
            <text:p text:style-name="P6">[2:0] : Packet Modulus. Valid when EOP is set, indicates the number of valid bytes during the last word.</text:p>
            <text:p text:style-name="P6">[4:3] : Unused</text:p>
            <text:p text:style-name="P6">[5] : Error indication. Set if CRC or other errors are detected by the RX Enqueue Engine.</text:p>
            <text:p text:style-name="P6">[6] : EOP indication. Set during the last word of a packet.</text:p>
            <text:p text:style-name="P6">[7] : SOP indication. Set during the first work of a packet.</text:p>
          </draw:text-box>
        </draw:frame>
        <draw:line draw:style-name="gr10" draw:text-style-name="P1" draw:layer="layout" svg:x1="9.255cm" svg:y1="7.774cm" svg:x2="9.255cm" svg:y2="11.795cm">
          <text:p text:style-name="P3"/>
        </draw:line>
        <draw:line draw:style-name="gr10" draw:text-style-name="P1" draw:layer="layout" svg:x1="7.35cm" svg:y1="4.599cm" svg:x2="7.35cm" svg:y2="9.044cm">
          <text:p text:style-name="P3"/>
        </draw:line>
        <draw:line draw:style-name="gr10" draw:text-style-name="P1" draw:layer="layout" svg:x1="9.255cm" svg:y1="9.044cm" svg:x2="7.35cm" svg:y2="9.044cm">
          <text:p text:style-name="P3"/>
        </draw:line>
        <draw:line draw:style-name="gr10" draw:text-style-name="P1" draw:layer="layout" svg:x1="4.81cm" svg:y1="2.76cm" svg:x2="4.81cm" svg:y2="2.125cm">
          <text:p text:style-name="P3"/>
        </draw:line>
        <draw:line draw:style-name="gr10" draw:text-style-name="P1" draw:layer="layout" svg:x1="20.685cm" svg:y1="2.759cm" svg:x2="4.81cm" svg:y2="2.759cm">
          <text:p text:style-name="P3"/>
        </draw:line>
        <draw:line draw:style-name="gr10" draw:text-style-name="P1" draw:layer="layout" svg:x1="20.685cm" svg:y1="2.76cm" svg:x2="20.685cm" svg:y2="2.125cm">
          <text:p text:style-name="P3"/>
        </draw:line>
        <draw:frame draw:style-name="gr11" draw:text-style-name="P6" draw:layer="layout" svg:width="1.905cm" svg:height="0.78cm" svg:x="4.81cm" svg:y="2.125cm">
          <draw:text-box>
            <text:p text:style-name="P6">71</text:p>
          </draw:text-box>
        </draw:frame>
        <draw:frame draw:style-name="gr11" draw:text-style-name="P7" draw:layer="layout" svg:width="1.905cm" svg:height="0.78cm" svg:x="18.78cm" svg:y="2.125cm">
          <draw:text-box>
            <text:p text:style-name="P7">0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2" draw:text-style-name="P8" draw:layer="layout" svg:width="3.175cm" svg:height="2.54cm" svg:x="4.175cm" svg:y="6.715cm">
          <text:p text:style-name="P8">Padding</text:p>
          <text:p text:style-name="P8">SM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35cm" svg:y1="7.35cm" svg:x2="7.985cm" svg:y2="7.35cm">
          <text:p text:style-name="P3"/>
        </draw:line>
        <draw:line draw:style-name="gr10" draw:text-style-name="P1" draw:layer="layout" svg:x1="7.985cm" svg:y1="7.35cm" svg:x2="7.985cm" svg:y2="5.445cm">
          <text:p text:style-name="P3"/>
        </draw:line>
        <draw:line draw:style-name="gr12" draw:text-style-name="P1" draw:layer="layout" svg:x1="4.175cm" svg:y1="7.985cm" svg:x2="1.635cm" svg:y2="7.985cm">
          <text:p text:style-name="P3"/>
        </draw:line>
        <draw:frame draw:style-name="gr13" draw:text-style-name="P6" draw:layer="layout" svg:width="2.54cm" svg:height="1.309cm" svg:x="1.635cm" svg:y="6.715cm">
          <draw:text-box>
            <text:p text:style-name="P6">From TX Data FIFO</text:p>
          </draw:text-box>
        </draw:frame>
        <draw:custom-shape draw:style-name="gr2" draw:text-style-name="P8" draw:layer="layout" svg:width="3.175cm" svg:height="2.54cm" svg:x="13.065cm" svg:y="6.715cm">
          <text:p text:style-name="P8">Encoding</text:p>
          <text:p text:style-name="P8">SM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2.54cm" svg:x="20.685cm" svg:y="6.715cm">
          <text:p text:style-name="P8">RC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1.27cm" svg:x="8.62cm" svg:y="4.81cm">
          <text:p text:style-name="P8">Hold FIFO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62cm" svg:y1="5.445cm" svg:x2="7.985cm" svg:y2="5.445cm">
          <text:p text:style-name="P3"/>
        </draw:line>
        <draw:line draw:style-name="gr12" draw:text-style-name="P1" draw:layer="layout" svg:x1="13.065cm" svg:y1="7.985cm" svg:x2="11.795cm" svg:y2="7.985cm">
          <text:p text:style-name="P3"/>
        </draw:line>
        <draw:line draw:style-name="gr12" draw:text-style-name="P1" draw:layer="layout" svg:x1="17.51cm" svg:y1="7.985cm" svg:x2="16.24cm" svg:y2="7.985cm">
          <text:p text:style-name="P3"/>
        </draw:line>
        <draw:line draw:style-name="gr12" draw:text-style-name="P1" draw:layer="layout" svg:x1="13.065cm" svg:y1="7.35cm" svg:x2="12.43cm" svg:y2="7.35cm">
          <text:p text:style-name="P3"/>
        </draw:line>
        <draw:line draw:style-name="gr10" draw:text-style-name="P1" draw:layer="layout" svg:x1="11.795cm" svg:y1="5.445cm" svg:x2="12.43cm" svg:y2="5.445cm">
          <text:p text:style-name="P3"/>
        </draw:line>
        <draw:line draw:style-name="gr10" draw:text-style-name="P1" draw:layer="layout" svg:x1="12.43cm" svg:y1="7.35cm" svg:x2="12.43cm" svg:y2="5.445cm">
          <text:p text:style-name="P3"/>
        </draw:line>
        <draw:line draw:style-name="gr12" draw:text-style-name="P1" draw:layer="layout" svg:x1="26.4cm" svg:y1="7.985cm" svg:x2="23.86cm" svg:y2="7.985cm">
          <text:p text:style-name="P3"/>
        </draw:line>
        <draw:frame draw:style-name="gr13" draw:text-style-name="P6" draw:layer="layout" svg:width="2.54cm" svg:height="1.309cm" svg:x="23.86cm" svg:y="6.676cm">
          <draw:text-box>
            <text:p text:style-name="P6">To XGMII</text:p>
            <text:p text:style-name="P6">/ PCS</text:p>
          </draw:text-box>
        </draw:frame>
        <draw:frame draw:style-name="gr13" draw:text-style-name="P6" draw:layer="layout" svg:width="3.81cm" svg:height="1.309cm" svg:x="21.955cm" svg:y="9.851cm">
          <draw:text-box>
            <text:p text:style-name="P6">From Fault</text:p>
            <text:p text:style-name="P6">State-Machine</text:p>
          </draw:text-box>
        </draw:frame>
        <draw:line draw:style-name="gr12" draw:text-style-name="P1" draw:layer="layout" svg:x1="21.955cm" svg:y1="9.255cm" svg:x2="21.955cm" svg:y2="11.795cm">
          <text:p text:style-name="P3"/>
        </draw:line>
        <draw:custom-shape draw:style-name="gr2" draw:text-style-name="P8" draw:layer="layout" svg:width="1.905cm" svg:height="2.54cm" svg:x="17.51cm" svg:y="6.715cm">
          <text:p text:style-name="P8">Barrel</text:p>
          <text:p text:style-name="P8">Shif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685cm" svg:y1="7.985cm" svg:x2="19.415cm" svg:y2="7.985cm">
          <text:p text:style-name="P3"/>
        </draw:line>
        <draw:line draw:style-name="gr14" draw:text-style-name="P1" draw:layer="layout" svg:x1="16.875cm" svg:y1="7.35cm" svg:x2="16.875cm" svg:y2="4.81cm">
          <text:p text:style-name="P3"/>
        </draw:line>
        <draw:line draw:style-name="gr14" draw:text-style-name="P1" draw:layer="layout" svg:x1="20.05cm" svg:y1="7.35cm" svg:x2="20.05cm" svg:y2="4.81cm">
          <text:p text:style-name="P3"/>
        </draw:line>
        <draw:frame draw:style-name="gr13" draw:text-style-name="P9" draw:layer="layout" svg:width="3.81cm" svg:height="1.309cm" svg:x="14.97cm" svg:y="3.54cm">
          <draw:text-box>
            <text:p text:style-name="P9">Data aligned</text:p>
            <text:p text:style-name="P9">on 64 bits</text:p>
          </draw:text-box>
        </draw:frame>
        <draw:frame draw:style-name="gr13" draw:text-style-name="P9" draw:layer="layout" svg:width="3.81cm" svg:height="1.309cm" svg:x="18.145cm" svg:y="3.501cm">
          <draw:text-box>
            <text:p text:style-name="P9">Data aligned</text:p>
            <text:p text:style-name="P9">on 32 bits</text:p>
          </draw:text-box>
        </draw:frame>
        <draw:frame draw:style-name="gr11" draw:text-style-name="P9" draw:layer="layout" svg:width="4.445cm" svg:height="0.78cm" svg:x="7.985cm" svg:y="4.175cm">
          <draw:text-box>
            <text:p text:style-name="P9">Delay 8 words</text:p>
          </draw:text-box>
        </draw:frame>
        <draw:custom-shape draw:style-name="gr2" draw:text-style-name="P8" draw:layer="layout" svg:width="3.175cm" svg:height="2.54cm" svg:x="8.621cm" svg:y="6.715cm">
          <text:p text:style-name="P8">CRC</text:p>
          <text:p text:style-name="P8">Calc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62cm" svg:y1="7.985cm" svg:x2="7.35cm" svg:y2="7.985cm">
          <text:p text:style-name="P3"/>
        </draw:line>
        <draw:line draw:style-name="gr12" draw:text-style-name="P1" draw:layer="layout" svg:x1="14.97cm" svg:y1="9.255cm" svg:x2="14.97cm" svg:y2="10.525cm">
          <text:p text:style-name="P3"/>
        </draw:line>
        <draw:line draw:style-name="gr10" draw:text-style-name="P1" draw:layer="layout" svg:x1="14.97cm" svg:y1="10.525cm" svg:x2="21.955cm" svg:y2="10.525cm">
          <text:p text:style-name="P3"/>
        </draw:line>
      </draw:page>
      <draw:page draw:name="page5" draw:style-name="dp1" draw:master-page-name="Default">
        <office:forms form:automatic-focus="false" form:apply-design-mode="false"/>
        <draw:custom-shape draw:style-name="gr2" draw:text-style-name="P8" draw:layer="layout" svg:width="3.175cm" svg:height="2.54cm" svg:x="4.175cm" svg:y="6.715cm">
          <text:p text:style-name="P8">Data FIFO</text:p>
          <text:p text:style-name="P8">Writ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985cm" svg:y1="5.445cm" svg:x2="8.62cm" svg:y2="5.445cm">
          <text:p text:style-name="P3"/>
        </draw:line>
        <draw:line draw:style-name="gr10" draw:text-style-name="P1" draw:layer="layout" svg:x1="7.985cm" svg:y1="7.35cm" svg:x2="7.985cm" svg:y2="5.445cm">
          <text:p text:style-name="P3"/>
        </draw:line>
        <draw:line draw:style-name="gr15" draw:text-style-name="P1" draw:layer="layout" svg:x1="4.175cm" svg:y1="7.985cm" svg:x2="1.635cm" svg:y2="7.985cm">
          <text:p text:style-name="P3"/>
        </draw:line>
        <draw:frame draw:style-name="gr13" draw:text-style-name="P6" draw:layer="layout" svg:width="2.54cm" svg:height="1.309cm" svg:x="1.635cm" svg:y="6.715cm">
          <draw:text-box>
            <text:p text:style-name="P6">To RX Data FIFO</text:p>
          </draw:text-box>
        </draw:frame>
        <draw:custom-shape draw:style-name="gr2" draw:text-style-name="P8" draw:layer="layout" svg:width="3.175cm" svg:height="2.54cm" svg:x="13.065cm" svg:y="6.715cm">
          <text:p text:style-name="P8">Decoding</text:p>
          <text:p text:style-name="P8">SM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175cm" svg:height="2.54cm" svg:x="20.685cm" svg:y="6.715cm">
          <text:p text:style-name="P8">RC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.175cm" svg:height="1.27cm" svg:x="8.62cm" svg:y="4.81cm">
          <text:p text:style-name="P8">Hold FIFO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35cm" svg:y1="7.35cm" svg:x2="7.985cm" svg:y2="7.35cm">
          <text:p text:style-name="P3"/>
        </draw:line>
        <draw:line draw:style-name="gr12" draw:text-style-name="P1" draw:layer="layout" svg:x1="11.795cm" svg:y1="7.985cm" svg:x2="13.065cm" svg:y2="7.985cm">
          <text:p text:style-name="P3"/>
        </draw:line>
        <draw:line draw:style-name="gr15" draw:text-style-name="P1" draw:layer="layout" svg:x1="17.51cm" svg:y1="7.985cm" svg:x2="16.24cm" svg:y2="7.985cm">
          <text:p text:style-name="P3"/>
        </draw:line>
        <draw:line draw:style-name="gr12" draw:text-style-name="P1" draw:layer="layout" svg:x1="11.795cm" svg:y1="5.445cm" svg:x2="12.43cm" svg:y2="5.445cm">
          <text:p text:style-name="P3"/>
        </draw:line>
        <draw:line draw:style-name="gr10" draw:text-style-name="P1" draw:layer="layout" svg:x1="12.43cm" svg:y1="7.35cm" svg:x2="13.065cm" svg:y2="7.35cm">
          <text:p text:style-name="P3"/>
        </draw:line>
        <draw:line draw:style-name="gr10" draw:text-style-name="P1" draw:layer="layout" svg:x1="12.43cm" svg:y1="7.35cm" svg:x2="12.43cm" svg:y2="5.445cm">
          <text:p text:style-name="P3"/>
        </draw:line>
        <draw:line draw:style-name="gr15" draw:text-style-name="P1" draw:layer="layout" svg:x1="26.4cm" svg:y1="7.985cm" svg:x2="23.86cm" svg:y2="7.985cm">
          <text:p text:style-name="P3"/>
        </draw:line>
        <draw:frame draw:style-name="gr13" draw:text-style-name="P6" draw:layer="layout" svg:width="3.08cm" svg:height="1.309cm" svg:x="23.86cm" svg:y="6.676cm">
          <draw:text-box>
            <text:p text:style-name="P6">From</text:p>
            <text:p text:style-name="P6">XGMII/PCS</text:p>
          </draw:text-box>
        </draw:frame>
        <draw:frame draw:style-name="gr13" draw:text-style-name="P6" draw:layer="layout" svg:width="3.81cm" svg:height="1.309cm" svg:x="21.955cm" svg:y="9.851cm">
          <draw:text-box>
            <text:p text:style-name="P6">To Fault</text:p>
            <text:p text:style-name="P6">State-Machine</text:p>
          </draw:text-box>
        </draw:frame>
        <draw:line draw:style-name="gr15" draw:text-style-name="P1" draw:layer="layout" svg:x1="21.955cm" svg:y1="9.255cm" svg:x2="21.955cm" svg:y2="11.795cm">
          <text:p text:style-name="P3"/>
        </draw:line>
        <draw:custom-shape draw:style-name="gr2" draw:text-style-name="P8" draw:layer="layout" svg:width="1.905cm" svg:height="2.54cm" svg:x="17.51cm" svg:y="6.715cm">
          <text:p text:style-name="P8">Barrel</text:p>
          <text:p text:style-name="P8">Shift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685cm" svg:y1="7.985cm" svg:x2="19.415cm" svg:y2="7.985cm">
          <text:p text:style-name="P3"/>
        </draw:line>
        <draw:line draw:style-name="gr14" draw:text-style-name="P1" draw:layer="layout" svg:x1="16.875cm" svg:y1="7.35cm" svg:x2="16.875cm" svg:y2="4.81cm">
          <text:p text:style-name="P3"/>
        </draw:line>
        <draw:line draw:style-name="gr14" draw:text-style-name="P1" draw:layer="layout" svg:x1="20.05cm" svg:y1="7.35cm" svg:x2="20.05cm" svg:y2="4.81cm">
          <text:p text:style-name="P3"/>
        </draw:line>
        <draw:frame draw:style-name="gr13" draw:text-style-name="P9" draw:layer="layout" svg:width="3.81cm" svg:height="1.309cm" svg:x="14.97cm" svg:y="3.54cm">
          <draw:text-box>
            <text:p text:style-name="P9">Data aligned</text:p>
            <text:p text:style-name="P9">on 64 bits</text:p>
          </draw:text-box>
        </draw:frame>
        <draw:frame draw:style-name="gr13" draw:text-style-name="P9" draw:layer="layout" svg:width="3.81cm" svg:height="1.309cm" svg:x="18.145cm" svg:y="3.501cm">
          <draw:text-box>
            <text:p text:style-name="P9">Data aligned</text:p>
            <text:p text:style-name="P9">on 32 bits</text:p>
          </draw:text-box>
        </draw:frame>
        <draw:frame draw:style-name="gr11" draw:text-style-name="P9" draw:layer="layout" svg:width="4.445cm" svg:height="0.78cm" svg:x="7.985cm" svg:y="4.175cm">
          <draw:text-box>
            <text:p text:style-name="P9">Delay 8 words</text:p>
          </draw:text-box>
        </draw:frame>
        <draw:custom-shape draw:style-name="gr2" draw:text-style-name="P8" draw:layer="layout" svg:width="3.175cm" svg:height="2.54cm" svg:x="8.62cm" svg:y="6.715cm">
          <text:p text:style-name="P8">CRC</text:p>
          <text:p text:style-name="P8">Calc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35cm" svg:y1="7.985cm" svg:x2="8.62cm" svg:y2="7.98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radial" draw:cx="0%" draw:cy="0%" draw:start-color="#ffe1c9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0 10" svg:d="m0 0h10v10h-1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3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tanguay</meta:initial-creator>
    <meta:creation-date>2008-06-04T20:26:49</meta:creation-date>
    <dc:creator>atanguay</dc:creator>
    <dc:date>2008-06-09T20:12:06</dc:date>
    <meta:editing-cycles>32</meta:editing-cycles>
    <meta:editing-duration>P2DT2H32M37S</meta:editing-duration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